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font-size="11pt" fo:language="none" fo:country="none" style:font-size-asian="11pt" style:font-size-complex="11pt"/>
    </style:style>
    <style:style style:name="P2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/>
      <style:text-properties fo:font-size="11pt" fo:language="none" fo:country="none" style:font-size-asian="11pt" style:font-size-complex="11pt"/>
    </style:style>
    <style:style style:name="P3" style:family="paragraph" style:parent-style-name="Standard">
      <style:paragraph-properties fo:margin-top="0cm" fo:margin-bottom="0.353cm" loext:contextual-spacing="false" fo:line-height="115%">
        <style:tab-stops/>
      </style:paragraph-properties>
      <style:text-properties fo:font-size="11pt" fo:language="none" fo:country="none" style:font-size-asian="11pt" style:font-size-complex="11pt"/>
    </style:style>
    <style:style style:name="T1" style:family="text">
      <style:text-properties officeooo:rsid="00168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</text:p>
      <text:p text:style-name="P1"/>
      <text:p text:style-name="P3"><text:span text:style-name="T1">But de l’application :<text:line-break/>Créer/éditer des</text:span> fiches de prise en charge matériel client<text:line-break/><text:span text:style-name="T1">Pouvoir transmettre cette fiche au client<text:line-break/>Gérer les cartes des clients et pouvoir les prévenir quand leur crédit est épuisé<text:line-break/>Pouvoir chercher les solutions connues à un problème ayant déjà occur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font-name-asian="Calibri" style:font-size-asian="12pt" style:language-asian="fr" style:country-asian="FR" style:font-name-complex="Calibri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fr" fo:country="FR" style:font-name-asian="Calibri" style:font-size-asian="12pt" style:language-asian="fr" style:country-asian="FR" style:font-name-complex="Calibr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2T17:05:42.416000000</dc:date>
    <meta:generator>LibreOffice/5.2.3.3$Windows_X86_64 LibreOffice_project/d54a8868f08a7b39642414cf2c8ef2f228f780cf</meta:generator>
    <meta:editing-duration>PT6M2S</meta:editing-duration>
    <meta:editing-cycles>2</meta:editing-cycles>
    <meta:document-statistic meta:table-count="0" meta:image-count="0" meta:object-count="0" meta:page-count="1" meta:paragraph-count="2" meta:word-count="47" meta:character-count="294" meta:non-whitespace-character-count="249"/>
  </office:meta>
</office:document-meta>
</file>